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457cm" style:use-optimal-column-width="false"/>
    </style:style>
    <style:style style:name="co2" style:family="table-column">
      <style:table-column-properties style:column-width="1.738cm" style:use-optimal-column-width="false"/>
    </style:style>
    <style:style style:name="co3" style:family="table-column">
      <style:table-column-properties style:column-width="2.035cm" style:use-optimal-column-width="false"/>
    </style:style>
    <style:style style:name="co4" style:family="table-column">
      <style:table-column-properties style:column-width="1.764cm" style:use-optimal-column-width="false"/>
    </style:style>
    <style:style style:name="co5" style:family="table-column">
      <style:table-column-properties style:column-width="2.612cm" style:use-optimal-column-width="false"/>
    </style:style>
    <style:style style:name="co6" style:family="table-column">
      <style:table-column-properties style:column-width="2.069cm" style:use-optimal-column-width="false"/>
    </style:style>
    <style:style style:name="co7" style:family="table-column">
      <style:table-column-properties style:column-width="2.07cm" style:use-optimal-column-width="false"/>
    </style:style>
    <style:style style:name="co8" style:family="table-column">
      <style:table-column-properties style:column-width="4.613cm" style:use-optimal-column-width="false"/>
    </style:style>
    <style:style style:name="co9" style:family="table-column">
      <style:table-column-properties style:column-width="2.171cm" style:use-optimal-column-width="false"/>
    </style:style>
    <style:style style:name="co10" style:family="table-column">
      <style:table-column-properties style:column-width="2.272cm" style:use-optimal-column-width="false"/>
    </style:style>
    <style:style style:name="co11" style:family="table-column">
      <style:table-column-properties style:column-width="1.589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07cm"/>
    </style:style>
    <style:style style:name="ro3" style:family="table-row">
      <style:table-row-properties style:row-height="0.746cm"/>
    </style:style>
    <style:style style:name="ro4" style:family="table-row">
      <style:table-row-properties style:row-height="0.809cm"/>
    </style:style>
    <style:style style:name="ro5" style:family="table-row">
      <style:table-row-properties style:row-height="0.814cm"/>
    </style:style>
    <style:style style:name="ro6" style:family="table-row">
      <style:table-row-properties style:row-height="0.774cm"/>
    </style:style>
    <style:style style:name="ro7" style:family="table-row">
      <style:table-row-properties style:row-height="0.713cm"/>
    </style:style>
    <style:style style:name="ro8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  <style:text-properties fo:font-size="7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fo:font-size="8pt" fo:font-weight="bold" style:font-size-asian="6pt" style:font-weight-asian="bold" style:font-size-complex="6pt" style:font-weight-complex="600"/>
    </style:style>
    <style:style style:name="ce3" style:family="table-cell">
      <style:graphic-properties style:repeat="repeat"/>
      <style:text-properties fo:font-size="7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text-align="center">
        <style:tab-stops/>
      </style:paragraph-properties>
      <style:text-properties fo:font-size="10pt" style:font-size-asian="18pt" style:font-size-complex="18pt"/>
    </style:style>
    <style:style style:name="P1" style:family="paragraph">
      <style:paragraph-properties fo:text-align="center"/>
      <style:text-properties fo:font-size="7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size="8pt" fo:font-weight="bold" style:font-size-asian="6pt" style:font-weight-asian="bold" style:font-size-complex="6pt" style:font-weight-complex="600"/>
    </style:style>
    <style:style style:name="P3" style:family="paragraph">
      <style:text-properties fo:font-size="7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>
        <style:tab-stops/>
      </style:paragraph-properties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26.389cm" svg:height="6.953cm" svg:x="1.806cm" svg:y="6.1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1">STATE</text:p>
              </table:table-cell>
              <table:table-cell>
                <text:p text:style-name="P2">data_ld</text:p>
              </table:table-cell>
              <table:table-cell>
                <text:p text:style-name="P2">data_int_ld</text:p>
              </table:table-cell>
              <table:table-cell>
                <text:p text:style-name="P2">error_set</text:p>
              </table:table-cell>
              <table:table-cell>
                <text:p text:style-name="P2">new_value_set</text:p>
              </table:table-cell>
              <table:table-cell>
                <text:p text:style-name="P2">bit_cnt_ld</text:p>
              </table:table-cell>
              <table:table-cell>
                <text:p text:style-name="P2">bit_cnt_en</text:p>
              </table:table-cell>
              <table:table-cell>
                <text:p text:style-name="P2">sync_cnt_val</text:p>
              </table:table-cell>
              <table:table-cell>
                <text:p text:style-name="P2">sync_cnt_ld</text:p>
              </table:table-cell>
              <table:table-cell>
                <text:p text:style-name="P2">sync_cnt_en</text:p>
              </table:table-cell>
              <table:table-cell>
                <text:p text:style-name="P2">busy</text:p>
              </table:table-cell>
            </table:table-row>
            <table:table-row table:style-name="ro2" table:default-cell-style-name="ce4">
              <table:table-cell table:style-name="ce3">
                <text:p text:style-name="P3">WAIT_START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4">
              <table:table-cell table:style-name="ce3">
                <text:p text:style-name="P3">INIT_SYNC_START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clock_cycles_per_pulse/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4" table:default-cell-style-name="ce4">
              <table:table-cell table:style-name="ce3">
                <text:p text:style-name="P3">WAIT_SYNC_START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4">
              <table:table-cell table:style-name="ce3">
                <text:p text:style-name="P3">INIT_SYNC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clock_cycles_per_pulse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4">
              <table:table-cell table:style-name="ce3">
                <text:p text:style-name="P3">WAIT_SYNC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7" table:default-cell-style-name="ce4">
              <table:table-cell table:style-name="ce3">
                <text:p text:style-name="P3">FETCH_BIT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4">
              <table:table-cell table:style-name="ce3">
                <text:p text:style-name="P3">SUCCESS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8" table:default-cell-style-name="ce4">
              <table:table-cell table:style-name="ce3">
                <text:p text:style-name="P3">ERROR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6:08:45.988869237</meta:creation-date>
    <dc:date>2017-04-05T16:18:45.990791764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